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255eb9" officeooo:paragraph-rsid="00255eb9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text-properties fo:color="#000000" loext:opacity="100%" fo:font-size="12pt" fo:font-weight="normal" officeooo:rsid="00255eb9" officeooo:paragraph-rsid="00255eb9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7" style:family="paragraph" style:parent-style-name="Text_20_body" style:list-style-name="L4">
      <style:text-properties fo:color="#000000" loext:opacity="100%" fo:font-size="12pt" fo:font-weight="bold" officeooo:rsid="00214924" officeooo:paragraph-rsid="0021492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ce18"/>
    </style:style>
    <style:style style:name="T5" style:family="text">
      <style:text-properties officeooo:rsid="0026d382"/>
    </style:style>
    <style:style style:name="T6" style:family="text">
      <style:text-properties officeooo:rsid="00285c4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2</text:span><text:span text:style-name="T5">5</text:span><text:span text:style-name="T1">th</text:span> March, 202<text:span text:style-name="T2">1</text:span></text:p>
      <text:p text:style-name="P2"/>
      <text:p text:style-name="P3"/>
      <text:list xml:id="list2601440162" text:style-name="L1">
        <text:list-item>
          <text:p text:style-name="P7"><text:span text:style-name="T3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13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p text:style-name="P5"/>
      <text:list xml:id="list3175084681" text:style-name="L2">
        <text:list-item>
          <text:p text:style-name="P16">Call with Harshil:</text:p>
          <text:list>
            <text:list-item>
              <text:list>
                <text:list-item>
                  <text:p text:style-name="P9">Updated Harshil on my tasks that have been performed. </text:p>
                </text:list-item>
                <text:list-item>
                  <text:p text:style-name="P14">Harshil showed me some examples on scoping and how it should be approached. </text:p>
                </text:list-item>
                <text:list-item>
                  <text:p text:style-name="P9">Got updates on task for today: Update a previously done assignment with backend functionalities for scope.</text:p>
                </text:list-item>
              </text:list>
            </text:list-item>
          </text:list>
        </text:list-item>
      </text:list>
      <text:p text:style-name="P6"/>
      <text:list xml:id="list3148538560" text:style-name="L3">
        <text:list-item>
          <text:p text:style-name="P10"><text:span text:style-name="T3">Session</text:span>:</text:p>
          <text:list>
            <text:list-item>
              <text:list>
                <text:list-item>
                  <text:p text:style-name="P11">Discussed some corporate manners and ethics that need to be followed.</text:p>
                </text:list-item>
                <text:list-item>
                  <text:p text:style-name="P11">Had a discussion regarding upcoming project and it’s timeline.</text:p>
                </text:list-item>
              </text:list>
            </text:list-item>
          </text:list>
        </text:list-item>
      </text:list>
      <text:p text:style-name="P4"/>
      <text:list xml:id="list849872545" text:style-name="L4">
        <text:list-item>
          <text:p text:style-name="P17">Documentation Skills:</text:p>
          <text:list>
            <text:list-item>
              <text:list>
                <text:list-item>
                  <text:p text:style-name="P15">Learnt about borders in excel. Found out different ways in which we can format borders and make a document presentable</text:p>
                </text:list-item>
                <text:list-item>
                  <text:p text:style-name="P12">Selected multiple objects at the same time and aligned them together in a same direction by using a tool <text:span text:style-name="T6">in excel</text:span></text:p>
                </text:list-item>
              </text:list>
            </text:list-item>
          </text:list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25T19:25:39.193000000</dc:date>
    <meta:editing-duration>PT1H25M17S</meta:editing-duration>
    <meta:editing-cycles>1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7" meta:word-count="171" meta:character-count="1079" meta:non-whitespace-character-count="828"/>
  </office:meta>
</office:document-meta>
</file>